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312" officeooo:paragraph-rsid="00124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ppechrecognition → captures audio from mic to an audio file</text:p>
      <text:p text:style-name="P1">whisper→ audio file to text</text:p>
      <text:p text:style-name="P1">ElevenLabs→ systhetize speech from text</text:p>
      <text:p text:style-name="P1"/>
      <text:p text:style-name="P1">Claude 3.7 antrophic</text:p>
      <text:p text:style-name="P1">Agent</text:p>
      <text:p text:style-name="P1">lang_grap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6:22:12.770449766</meta:creation-date>
    <dc:date>2025-02-27T16:23:47.043475635</dc:date>
    <meta:editing-duration>PT1M35S</meta:editing-duration>
    <meta:editing-cycles>1</meta:editing-cycles>
    <meta:document-statistic meta:table-count="0" meta:image-count="0" meta:object-count="0" meta:page-count="1" meta:paragraph-count="6" meta:word-count="25" meta:character-count="161" meta:non-whitespace-character-count="142"/>
    <meta:generator>LibreOffice/24.8.4.2$Linux_X86_64 LibreOffice_project/480$Build-2</meta:generator>
  </office:meta>
</office:document-meta>
</file>